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4.283cm"/>
    </style:style>
    <style:style style:name="co4" style:family="table-column">
      <style:table-column-properties fo:break-before="auto" style:column-width="13.734cm"/>
    </style:style>
    <style:style style:name="co5" style:family="table-column">
      <style:table-column-properties fo:break-before="auto" style:column-width="10.566cm"/>
    </style:style>
    <style:style style:name="co6" style:family="table-column">
      <style:table-column-properties fo:break-before="auto" style:column-width="28.413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duzebo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<text:s/>DC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https://lcsc.com/product-detail/Multilayer-Ceramic-Capacitors-MLCC-SMD-SMT_FH-Guangdong-Fenghua-Advanced-Tech-0805F334M500NT_C1775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 C7 C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https://lcsc.com/product-detail/Others_YAGEO-AC0805KRX7R9BB104_C277502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antalum_SMD:CP_EIA-3216-18_Kemet-A_Pad1.58x1.35mm_HandSolder</text:p>
          </table:table-cell>
          <table:table-cell office:value-type="string" calcext:value-type="string">
            <text:p>https://lcsc.com/product-detail/Tantalum-Capacitors_AVX_TAJA106K010RNJ_10uF-106-10-10V_C7177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Tantalum_SMD:CP_EIA-3216-18_Kemet-A_Pad1.58x1.35mm_HandSolder</text:p>
          </table:table-cell>
          <table:table-cell office:value-type="string" calcext:value-type="string">
            <text:p>https://lcsc.com/product-detail/Tantalum-Capacitors_AVX_TAJA105K035RNJ_1uF-105-10-35V_C7176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 C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https://lcsc.com/product-detail/New-Arrivals_Samsung-Electro-Mechanics-CL21B223JBANNNC_C380538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https://lcsc.com/product-detail/Diodes-General-Purpose_Shandong-Jingdao-Microelectronics-1N4001W_C162732.html</text:p>
          </table:table-cell>
          <table:table-cell office:value-type="string" calcext:value-type="string">
            <text:p>http://www.vishay.com/docs/88503/1n4001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LED_THT:LED_D5.0mm</text:p>
          </table:table-cell>
          <table:table-cell office:value-type="string" calcext:value-type="string">
            <text:p>https://lcsc.com/product-detail/Others_TOGIALED-TJ-L5FYTGHRMBCSFLC4R-A5_C331027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LED_THT:LED_D5.0mm</text:p>
          </table:table-cell>
          <table:table-cell office:value-type="string" calcext:value-type="string">
            <text:p>https://es.aliexpress.com/item/1206541951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_BarrelJack:BarrelJack_Wuerth_6941xx301002</text:p>
          </table:table-cell>
          <table:table-cell office:value-type="string" calcext:value-type="string">
            <text:p>https://lcsc.com/product-detail/New-Arrivals_XKB-Enterprise-DC-005-5A-2-0_C381116.htm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9-12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_SD_Card</text:p>
          </table:table-cell>
          <table:table-cell office:value-type="string" calcext:value-type="string">
            <text:p>Connector_Card:microSD_HC_Wuerth_693072010801</text:p>
          </table:table-cell>
          <table:table-cell office:value-type="string" calcext:value-type="string">
            <text:p>https://lcsc.com/product-detail/Card-Sockets-Connectors_Korean-Hroparts-Elec-TF-04A_C145799.html</text:p>
          </table:table-cell>
          <table:table-cell office:value-type="string" calcext:value-type="string">
            <text:p>http://katalog.we-online.de/em/datasheet/693072010801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-ISP-6</text:p>
          </table:table-cell>
          <table:table-cell office:value-type="string" calcext:value-type="string">
            <text:p>Connector_PinHeader_2.54mm:PinHeader_2x03_P2.54mm_Vertical</text:p>
          </table:table-cell>
          <table:table-cell/>
          <table:table-cell office:value-type="string" calcext:value-type="string">
            <text:p><text:s/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ART-F</text:p>
          </table:table-cell>
          <table:table-cell office:value-type="string" calcext:value-type="string">
            <text:p>eduzebox:SCART</text:p>
          </table:table-cell>
          <table:table-cell office:value-type="string" calcext:value-type="string">
            <text:p>https://www.aliexpress.com/item/32997772379.html</text:p>
          </table:table-cell>
          <table:table-cell office:value-type="string" calcext:value-type="string">
            <text:p><text:s/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10KR-1002-1_C84376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 R12 R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1501T5E_C4310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1 R13 R8 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7500T5E_C17818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6 R15 R14 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750JT5E_C17820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8 R17 R1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1801T5E_C17398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 R4 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LIZ-Elec-CR0805F84700G_C101745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0 R21 R22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3301T5E_C26010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3 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1600T5E_C25269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2200T5E_C17557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1001T5E_C17513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 R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3001T5E_C17661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utton_Switch_SMD:SW_Push_1P1T_NO_6x6mm_H9.5mm</text:p>
          </table:table-cell>
          <table:table-cell office:value-type="string" calcext:value-type="string">
            <text:p>https://lcsc.com/product-detail/Tactile-Switches_E-Switch_TL3301DF260QG_E-Switch-TL3301DF260QG_C273525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12D07VG4</text:p>
          </table:table-cell>
          <table:table-cell office:value-type="string" calcext:value-type="string">
            <text:p>Button_Switch_THT:SW_CuK_OS102011MA1QN1_SPDT_Angled</text:p>
          </table:table-cell>
          <table:table-cell office:value-type="string" calcext:value-type="string">
            <text:p>https://lcsc.com/product-detail/Toggle-Switches_SHOU-HAN-SK12D07VG4_C393937.htm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05T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s://es.aliexpress.com/item/32892570189.html</text:p>
          </table:table-cell>
          <table:table-cell office:value-type="string" calcext:value-type="string">
            <text:p>http://www.st.com/content/ccc/resource/technical/document/datasheet/41/4f/b3/b0/12/d4/47/88/CD00000444.pdf/files/CD00000444.pdf/jcr:content/translations/en.CD0000044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00-3302E_SOT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lcsc.com/product-detail/Low-Dropout-Regulators-LDO_MICROCHIP_MCP1700T-3302E-TT_MCP1700T-3302E-TT_C39051.html</text:p>
          </table:table-cell>
          <table:table-cell office:value-type="string" calcext:value-type="string">
            <text:p>http://ww1.microchip.com/downloads/en/DeviceDoc/20001826D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644P-20AU</text:p>
          </table:table-cell>
          <table:table-cell office:value-type="string" calcext:value-type="string">
            <text:p>Package_QFP:TQFP-44_10x10mm_P0.8mm</text:p>
          </table:table-cell>
          <table:table-cell office:value-type="string" calcext:value-type="string">
            <text:p>https://lcsc.com/product-detail/Others_Microchip-Tech_ATMEGA644P-20AU_Microchip-Tech-ATMEGA644P-20AU_C219112.html</text:p>
          </table:table-cell>
          <table:table-cell office:value-type="string" calcext:value-type="string">
            <text:p>http://ww1.microchip.com/downloads/en/DeviceDoc/Atmel-42744-ATmega644P_Datasheet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1 X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ES_Connector</text:p>
          </table:table-cell>
          <table:table-cell office:value-type="string" calcext:value-type="string">
            <text:p>eduzebox:SNES</text:p>
          </table:table-cell>
          <table:table-cell office:value-type="string" calcext:value-type="string">
            <text:p>https://www.aliexpress.com/item/32828768824.htm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float" office:value="28.6363" calcext:value-type="float">
            <text:p>28,6363</text:p>
          </table:table-cell>
          <table:table-cell office:value-type="string" calcext:value-type="string">
            <text:p>Crystal:Crystal_HC49-4H_Vertical</text:p>
          </table:table-cell>
          <table:table-cell office:value-type="string" calcext:value-type="string">
            <text:p>https://lcsc.com/product-detail/DIP-Crystal-Resonators_Suzhou-Liming-Elec-49S-28-63636-20-20-A_C240948.html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2.5x4 Screws</text:p>
          </table:table-cell>
          <table:table-cell/>
          <table:table-cell office:value-type="string" calcext:value-type="string">
            <text:p>https://es.aliexpress.com/item/32787593421.html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16:37:13.3534047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08T16:41:13.973553074</dc:date>
    <meta:editing-duration>PT2H34M13S</meta:editing-duration>
    <meta:editing-cycles>18</meta:editing-cycles>
    <meta:generator>LibreOffice/6.4.4.2$Linux_X86_64 LibreOffice_project/40$Build-2</meta:generator>
    <meta:document-statistic meta:table-count="1" meta:cell-count="188" meta:object-count="0"/>
  </office:meta>
</office:document-meta>
</file>